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0756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16" style:family="table-row">
      <style:table-row-properties style:row-height="0.5181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19" style:family="table-row">
      <style:table-row-properties style:row-height="1.1811in" fo:break-before="auto" style:use-optimal-row-height="true"/>
    </style:style>
    <style:style style:name="ro20" style:family="table-row">
      <style:table-row-properties style:row-height="1.5134in" fo:break-before="auto" style:use-optimal-row-height="true"/>
    </style:style>
    <style:style style:name="ro21" style:family="table-row">
      <style:table-row-properties style:row-height="0.352in" fo:break-before="auto" style:use-optimal-row-height="true"/>
    </style:style>
    <style:style style:name="ro22" style:family="table-row">
      <style:table-row-properties style:row-height="1.0591in" fo:break-before="auto" style:use-optimal-row-height="true"/>
    </style:style>
    <style:style style:name="ro23" style:family="table-row">
      <style:table-row-properties style:row-height="0.8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6">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6">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6">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6">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6">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6">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6">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Cryptography Engineering</text:p>
          </table:table-cell>
          <table:table-cell/>
          <table:table-cell office:value-type="string">
            <text:p>Cybersecurity</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number-rows-repeated="104819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4">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1">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9">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0">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9">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9">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1">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0">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1">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1">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22">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23">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number-columns-repeated="4"/>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King Thrushbeard</text:p>
          </table:table-cell>
          <table:table-cell office:value-type="string">
            <text:p>The Brother's Grimm</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6">
          <table:table-cell office:value-type="string">
            <text:p>Fitcher's Bird</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And Then There Were None</text:p>
          </table:table-cell>
          <table:table-cell office:value-type="string">
            <text:p>Agatha Christie</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2" table:style-name="ce3" office:value-type="date" office:date-value="2017-11-18">
            <text:p>11/18/17</text:p>
          </table:table-cell>
          <table:table-cell table:number-columns-repeated="3"/>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14">
          <table:table-cell office:value-type="string">
            <text:p>Fight Song</text:p>
          </table:table-cell>
          <table:table-cell office:value-type="string">
            <text:p>Joshua Mohr</text:p>
          </table:table-cell>
          <table:table-cell table:style-name="ce3" office:value-type="date" office:date-value="2017-12-23">
            <text:p>12/23/17</text:p>
          </table:table-cell>
          <table:table-cell table:style-name="ce3" office:value-type="date" office:date-value="2017-12-26">
            <text:p>12/26/17</text:p>
          </table:table-cell>
          <table:table-cell office:value-type="string">
            <text:p>A loser video game designer learns to stand up for himself. </text:p>
          </table:table-cell>
          <table:table-cell office:value-type="string">
            <text:p>I could probably make it through this book if I didn't already have so many other good books to read. It did kind of read like a weird “mature” cartoon, like Family Guy or Archer, but not nearly as funny as Archer. I'll try it again some other time. </text:p>
          </table:table-cell>
          <table:table-cell/>
        </table:table-row>
        <table:table-row table:style-name="ro6">
          <table:table-cell office:value-type="string">
            <text:p>From a Certain Point of View (Star Wars)</text:p>
          </table:table-cell>
          <table:table-cell office:value-type="string">
            <text:p>Renee Ahdieh</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Night Circus</text:p>
          </table:table-cell>
          <table:table-cell office:value-type="string">
            <text:p>Erin Morgenstern</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Girl With the Dragon Tattoo</text:p>
          </table:table-cell>
          <table:table-cell office:value-type="string">
            <text:p>Stieg Larson</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The Lemesurier Inheritence </text:p>
          </table:table-cell>
          <table:table-cell office:value-type="string">
            <text:p>Agatha Christie</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How Does Your Garden Grow? </text:p>
          </table:table-cell>
          <table:table-cell office:value-type="string">
            <text:p>Agatha Christi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 </text:p>
          </table:table-cell>
          <table:table-cell office:value-type="string">
            <text:p>Agatha Christie</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The Nemean Lion </text:p>
          </table:table-cell>
          <table:table-cell office:value-type="string">
            <text:p>Agatha Christie</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The Horses of Diomedes </text:p>
          </table:table-cell>
          <table:table-cell office:value-type="string">
            <text:p>Agatha Christie</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Giver</text:p>
          </table:table-cell>
          <table:table-cell office:value-type="string">
            <text:p>Lois Lowry</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number-rows-repeated="1048109">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12/27/2017</text:date>, <text:time>21:53: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2-27T21:53:15.43</dc:date>
    <dc:creator>Jeremy Castillo</dc:creator>
    <meta:editing-duration>P1DT12H7M53S</meta:editing-duration>
    <meta:editing-cycles>236</meta:editing-cycles>
    <meta:generator>OpenOffice/4.1.4$Win32 OpenOffice.org_project/414m5$Build-9788</meta:generator>
    <meta:document-statistic meta:table-count="4" meta:cell-count="2123" meta:object-count="0"/>
  </office:meta>
</office:document-meta>
</file>